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2" style:family="paragraph">
      <style:paragraph-properties fo:text-align="center"/>
      <style:text-properties fo:font-family="'Times New Roman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Times New Roman'" style:font-pitch="variable" fo:font-weight="bold"/>
    </style:style>
    <style:style style:name="P5" style:family="paragraph">
      <style:text-properties fo:font-family="'Times New Roman'" style:font-pitch="variable" fo:font-weight="bold"/>
    </style:style>
    <style:style style:name="T1" style:family="text">
      <style:text-properties fo:font-family="'Times New Roman'" style:font-pitch="variable"/>
    </style:style>
    <style:style style:name="T2" style:family="text">
      <style:text-properties fo:font-family="'Times New Roman'" style:font-pitch="variabl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1" draw:layer="layout" svg:width="1.116cm" svg:height="0.967cm" svg:x="2.271cm" svg:y="4.897cm">
          <text:p text:style-name="P1"><text:span text:style-name="T1">+</text:span></text:p>
        </draw:ellipse>
        <draw:ellipse draw:style-name="gr1" draw:text-style-name="P2" draw:id="id2" draw:layer="layout" svg:width="1.116cm" svg:height="0.967cm" svg:x="1.562cm" svg:y="7.071cm">
          <text:p text:style-name="P1"><text:span text:style-name="T1">y</text:span></text:p>
        </draw:ellipse>
        <draw:ellipse draw:style-name="gr1" draw:text-style-name="P2" draw:id="id3" draw:layer="layout" svg:width="1.116cm" svg:height="0.967cm" svg:x="3.31cm" svg:y="7.071cm">
          <text:p text:style-name="P1"><text:span text:style-name="T1">2</text:span></text:p>
        </draw:ellipse>
        <draw:ellipse draw:style-name="gr1" draw:text-style-name="P2" draw:id="id4" draw:layer="layout" svg:width="1.116cm" svg:height="0.967cm" svg:x="1.636cm" svg:y="2.888cm">
          <text:p text:style-name="P1"><text:span text:style-name="T1">*</text:span></text:p>
        </draw:ellipse>
        <draw:ellipse draw:style-name="gr1" draw:text-style-name="P2" draw:id="id5" draw:layer="layout" svg:width="1.116cm" svg:height="0.967cm" svg:x="0.347cm" svg:y="4.897cm">
          <text:p text:style-name="P1"><text:span text:style-name="T1">x</text:span></text:p>
        </draw:ellipse>
        <draw:ellipse draw:style-name="gr1" draw:text-style-name="P2" draw:id="id6" draw:layer="layout" svg:width="1.116cm" svg:height="0.967cm" svg:x="3.907cm" svg:y="0.313cm">
          <text:p text:style-name="P1"><text:span text:style-name="T1">+</text:span></text:p>
        </draw:ellipse>
        <draw:connector draw:style-name="gr2" draw:text-style-name="P3" draw:layer="layout" draw:type="curve" svg:x1="2.829cm" svg:y1="5.864cm" svg:x2="2.12cm" svg:y2="7.071cm" draw:start-shape="id1" draw:start-glue-point="2" draw:end-shape="id2" draw:end-glue-point="0">
          <text:p/>
        </draw:connector>
        <draw:connector draw:style-name="gr2" draw:text-style-name="P3" draw:layer="layout" draw:type="curve" svg:x1="2.829cm" svg:y1="5.864cm" svg:x2="3.868cm" svg:y2="7.071cm" draw:start-shape="id1" draw:start-glue-point="2" draw:end-shape="id3" draw:end-glue-point="0">
          <text:p/>
        </draw:connector>
        <draw:connector draw:style-name="gr2" draw:text-style-name="P3" draw:layer="layout" draw:type="curve" svg:x1="2.194cm" svg:y1="3.855cm" svg:x2="2.829cm" svg:y2="4.897cm" draw:start-shape="id4" draw:start-glue-point="2" draw:end-shape="id1" draw:end-glue-point="0">
          <text:p/>
        </draw:connector>
        <draw:connector draw:style-name="gr2" draw:text-style-name="P3" draw:layer="layout" draw:type="curve" svg:x1="2.194cm" svg:y1="3.855cm" svg:x2="0.905cm" svg:y2="4.897cm" draw:start-shape="id4" draw:start-glue-point="2" draw:end-shape="id5" draw:end-glue-point="0">
          <text:p/>
        </draw:connector>
        <draw:connector draw:style-name="gr2" draw:text-style-name="P3" draw:layer="layout" draw:type="curve" svg:x1="4.465cm" svg:y1="1.28cm" svg:x2="2.194cm" svg:y2="2.888cm" draw:start-shape="id6" draw:start-glue-point="2" draw:end-shape="id4" draw:end-glue-point="0">
          <text:p/>
        </draw:connector>
        <draw:ellipse draw:style-name="gr1" draw:text-style-name="P2" draw:id="id10" draw:layer="layout" svg:width="1.116cm" svg:height="0.967cm" svg:x="6.586cm" svg:y="2.888cm">
          <text:p text:style-name="P1"><text:span text:style-name="T1">*</text:span></text:p>
        </draw:ellipse>
        <draw:ellipse draw:style-name="gr1" draw:text-style-name="P2" draw:id="id7" draw:layer="layout" svg:width="1.116cm" svg:height="0.967cm" svg:x="5.509cm" svg:y="4.897cm">
          <text:p text:style-name="P1"><text:span text:style-name="T1">+</text:span></text:p>
        </draw:ellipse>
        <draw:ellipse draw:style-name="gr1" draw:text-style-name="P2" draw:id="id8" draw:layer="layout" svg:width="1.116cm" svg:height="0.967cm" svg:x="4.986cm" svg:y="7.071cm">
          <text:p text:style-name="P1"><text:span text:style-name="T1">y</text:span></text:p>
        </draw:ellipse>
        <draw:ellipse draw:style-name="gr1" draw:text-style-name="P2" draw:id="id9" draw:layer="layout" svg:width="1.116cm" svg:height="0.967cm" svg:x="6.548cm" svg:y="7.071cm">
          <text:p text:style-name="P1"><text:span text:style-name="T1">2</text:span></text:p>
        </draw:ellipse>
        <draw:connector draw:style-name="gr2" draw:text-style-name="P3" draw:layer="layout" draw:type="curve" svg:x1="6.067cm" svg:y1="5.864cm" svg:x2="5.544cm" svg:y2="7.071cm" draw:start-shape="id7" draw:start-glue-point="2" draw:end-shape="id8" draw:end-glue-point="0">
          <text:p/>
        </draw:connector>
        <draw:connector draw:style-name="gr2" draw:text-style-name="P3" draw:layer="layout" draw:type="curve" svg:x1="6.067cm" svg:y1="5.864cm" svg:x2="7.106cm" svg:y2="7.071cm" draw:start-shape="id7" draw:start-glue-point="2" draw:end-shape="id9" draw:end-glue-point="0">
          <text:p/>
        </draw:connector>
        <draw:ellipse draw:style-name="gr1" draw:text-style-name="P2" draw:id="id11" draw:layer="layout" svg:width="1.116cm" svg:height="0.967cm" svg:x="7.516cm" svg:y="4.897cm">
          <text:p text:style-name="P1"><text:span text:style-name="T1">z</text:span></text:p>
        </draw:ellipse>
        <draw:connector draw:style-name="gr2" draw:text-style-name="P3" draw:layer="layout" draw:type="curve" svg:x1="7.144cm" svg:y1="3.855cm" svg:x2="6.067cm" svg:y2="4.897cm" draw:start-shape="id10" draw:start-glue-point="2" draw:end-shape="id7" draw:end-glue-point="0">
          <text:p/>
        </draw:connector>
        <draw:connector draw:style-name="gr2" draw:text-style-name="P3" draw:layer="layout" draw:type="curve" svg:x1="7.144cm" svg:y1="3.855cm" svg:x2="8.074cm" svg:y2="4.897cm" draw:start-shape="id10" draw:start-glue-point="2" draw:end-shape="id11" draw:end-glue-point="0">
          <text:p/>
        </draw:connector>
        <draw:connector draw:style-name="gr2" draw:text-style-name="P3" draw:layer="layout" draw:type="curve" svg:x1="4.465cm" svg:y1="1.28cm" svg:x2="7.144cm" svg:y2="2.888cm" draw:start-shape="id6" draw:start-glue-point="2" draw:end-shape="id10" draw:end-glue-point="0">
          <text:p/>
        </draw:connector>
        <draw:ellipse draw:style-name="gr1" draw:text-style-name="P2" draw:id="id12" draw:layer="layout" svg:width="1.116cm" svg:height="0.967cm" svg:x="10.904cm" svg:y="2.888cm">
          <text:p text:style-name="P1"><text:span text:style-name="T1">*</text:span></text:p>
        </draw:ellipse>
        <draw:ellipse draw:style-name="gr1" draw:text-style-name="P2" draw:id="id14" draw:layer="layout" svg:width="1.116cm" svg:height="0.967cm" svg:x="9.615cm" svg:y="4.897cm">
          <text:p text:style-name="P1"><text:span text:style-name="T1">x</text:span></text:p>
        </draw:ellipse>
        <draw:ellipse draw:style-name="gr1" draw:text-style-name="P2" draw:id="id15" draw:layer="layout" svg:width="1.116cm" svg:height="0.967cm" svg:x="13.175cm" svg:y="0.313cm">
          <text:p text:style-name="P1"><text:span text:style-name="T1">+</text:span></text:p>
        </draw:ellipse>
        <draw:connector draw:style-name="gr2" draw:text-style-name="P3" draw:layer="layout" draw:type="curve" svg:x1="11.462cm" svg:y1="3.855cm" svg:x2="13.735cm" svg:y2="4.897cm" draw:start-shape="id12" draw:start-glue-point="2" draw:end-shape="id13" draw:end-glue-point="0">
          <text:p/>
        </draw:connector>
        <draw:connector draw:style-name="gr2" draw:text-style-name="P3" draw:layer="layout" draw:type="curve" svg:x1="11.462cm" svg:y1="3.855cm" svg:x2="10.173cm" svg:y2="4.897cm" draw:start-shape="id12" draw:start-glue-point="2" draw:end-shape="id14" draw:end-glue-point="0">
          <text:p/>
        </draw:connector>
        <draw:connector draw:style-name="gr2" draw:text-style-name="P3" draw:layer="layout" draw:type="curve" svg:x1="13.733cm" svg:y1="1.28cm" svg:x2="11.462cm" svg:y2="2.888cm" draw:start-shape="id15" draw:start-glue-point="2" draw:end-shape="id12" draw:end-glue-point="0">
          <text:p/>
        </draw:connector>
        <draw:ellipse draw:style-name="gr1" draw:text-style-name="P2" draw:id="id18" draw:layer="layout" svg:width="1.116cm" svg:height="0.967cm" svg:x="15.854cm" svg:y="2.888cm">
          <text:p text:style-name="P1"><text:span text:style-name="T1">*</text:span></text:p>
        </draw:ellipse>
        <draw:ellipse draw:style-name="gr1" draw:text-style-name="P2" draw:id="id13" draw:layer="layout" svg:width="1.116cm" svg:height="0.967cm" svg:x="13.177cm" svg:y="4.897cm">
          <text:p text:style-name="P1"><text:span text:style-name="T1">+</text:span></text:p>
        </draw:ellipse>
        <draw:ellipse draw:style-name="gr1" draw:text-style-name="P2" draw:id="id16" draw:layer="layout" svg:width="1.116cm" svg:height="0.967cm" svg:x="12.058cm" svg:y="7.071cm">
          <text:p text:style-name="P1"><text:span text:style-name="T1">y</text:span></text:p>
        </draw:ellipse>
        <draw:ellipse draw:style-name="gr1" draw:text-style-name="P2" draw:id="id17" draw:layer="layout" svg:width="1.116cm" svg:height="0.967cm" svg:x="14.625cm" svg:y="7.071cm">
          <text:p text:style-name="P1"><text:span text:style-name="T1">2</text:span></text:p>
        </draw:ellipse>
        <draw:connector draw:style-name="gr2" draw:text-style-name="P3" draw:layer="layout" draw:type="curve" svg:x1="13.735cm" svg:y1="5.864cm" svg:x2="12.616cm" svg:y2="7.071cm" draw:start-shape="id13" draw:start-glue-point="2" draw:end-shape="id16" draw:end-glue-point="0">
          <text:p/>
        </draw:connector>
        <draw:connector draw:style-name="gr2" draw:text-style-name="P3" draw:layer="layout" draw:type="curve" svg:x1="13.735cm" svg:y1="5.864cm" svg:x2="15.183cm" svg:y2="7.071cm" draw:start-shape="id13" draw:start-glue-point="2" draw:end-shape="id17" draw:end-glue-point="0">
          <text:p/>
        </draw:connector>
        <draw:ellipse draw:style-name="gr1" draw:text-style-name="P2" draw:id="id19" draw:layer="layout" svg:width="1.116cm" svg:height="0.967cm" svg:x="16.784cm" svg:y="4.897cm">
          <text:p text:style-name="P1"><text:span text:style-name="T1">z</text:span></text:p>
        </draw:ellipse>
        <draw:connector draw:style-name="gr2" draw:text-style-name="P3" draw:layer="layout" draw:type="curve" svg:x1="16.412cm" svg:y1="3.855cm" svg:x2="13.735cm" svg:y2="4.897cm" draw:start-shape="id18" draw:start-glue-point="2" draw:end-shape="id13" draw:end-glue-point="0">
          <text:p/>
        </draw:connector>
        <draw:connector draw:style-name="gr2" draw:text-style-name="P3" draw:layer="layout" draw:type="curve" svg:x1="16.412cm" svg:y1="3.855cm" svg:x2="17.342cm" svg:y2="4.897cm" draw:start-shape="id18" draw:start-glue-point="2" draw:end-shape="id19" draw:end-glue-point="0">
          <text:p/>
        </draw:connector>
        <draw:connector draw:style-name="gr2" draw:text-style-name="P3" draw:layer="layout" draw:type="curve" svg:x1="13.733cm" svg:y1="1.28cm" svg:x2="16.412cm" svg:y2="2.888cm" draw:start-shape="id15" draw:start-glue-point="2" draw:end-shape="id18" draw:end-glue-point="0">
          <text:p/>
        </draw:connector>
        <draw:frame draw:style-name="gr3" draw:text-style-name="P5" draw:layer="layout" svg:width="10.222cm" svg:height="0.954cm" svg:x="4.13cm" svg:y="8.82cm">
          <draw:text-box>
            <text:p text:style-name="P4"><text:span text:style-name="T2">(a) <text:s text:c="50"/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6:09:31</meta:creation-date>
    <dc:date>2007-11-04T09:46:00</dc:date>
    <dc:language>en-US</dc:language>
    <meta:editing-cycles>5</meta:editing-cycles>
    <meta:editing-duration>PT54M19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